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6/04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46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Mario Rossi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COLGATE OHM 2009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Fee Agenzia, lavorazione grafica e rendering, progettazione, coordinamento produzione e controllo qualità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500
</text:p>
          </table:table-cell>
          <table:covered-table-cell/>
          <table:table-cell office:value-type="string" table:number-columns-spanned="2" table:style-name="Table2.A1">
            <text:p text:style-name="P17">
€5.2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illustrazioni 3d, alta definizion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00
</text:p>
          </table:table-cell>
          <table:covered-table-cell/>
          <table:table-cell office:value-type="string" table:number-columns-spanned="2" table:style-name="Table2.A1">
            <text:p text:style-name="P17">
€1.2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500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5.95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Presso Auchan, Centro Commerciale Porta di Roma via dei Settebag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Come 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